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Fonts/font9.ttf" manifest:media-type="application/x-font-ttf"/>
  <manifest:file-entry manifest:full-path="Fonts/font13.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8.ttf" manifest:media-type="application/x-font-ttf"/>
  <manifest:file-entry manifest:full-path="Fonts/font10.ttf" manifest:media-type="application/x-font-ttf"/>
  <manifest:file-entry manifest:full-path="Fonts/font11.ttf" manifest:media-type="application/x-font-ttf"/>
  <manifest:file-entry manifest:full-path="Fonts/font12.ttf" manifest:media-type="application/x-font-tt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Lohit Devanagari1" svg:font-family="'Lohit Devanagari'"/>
    <style:font-face style:name="Caladea" svg:font-family="Caladea" style:font-adornments="Regular" style:font-family-generic="roman"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Serif" svg:font-family="'Liberation Serif'" style:font-family-generic="roman"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Carlito" svg:font-family="Carlito" style:font-adornments="Regular"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7e8ed" officeooo:paragraph-rsid="0017e8ed"/>
    </style:style>
    <style:style style:name="P2" style:family="paragraph" style:parent-style-name="Text_20_body">
      <style:text-properties officeooo:rsid="0019cea5" officeooo:paragraph-rsid="0019cea5"/>
    </style:style>
    <style:style style:name="P3" style:family="paragraph" style:parent-style-name="Text_20_body">
      <style:text-properties officeooo:rsid="001a8fcf" officeooo:paragraph-rsid="001b6d30"/>
    </style:style>
    <style:style style:name="P4" style:family="paragraph" style:parent-style-name="Text_20_body">
      <style:text-properties officeooo:rsid="001b6d30" officeooo:paragraph-rsid="001cca03"/>
    </style:style>
    <style:style style:name="P5" style:family="paragraph" style:parent-style-name="Text_20_body">
      <style:text-properties officeooo:rsid="001b6d30" officeooo:paragraph-rsid="001e0790"/>
    </style:style>
    <style:style style:name="P6" style:family="paragraph" style:parent-style-name="Text_20_body">
      <style:text-properties officeooo:rsid="001cca03" officeooo:paragraph-rsid="001cca03"/>
    </style:style>
    <style:style style:name="P7" style:family="paragraph" style:parent-style-name="Text_20_body">
      <style:text-properties officeooo:rsid="001e0790" officeooo:paragraph-rsid="001e0790"/>
    </style:style>
    <style:style style:name="P8" style:family="paragraph" style:parent-style-name="Title">
      <style:text-properties officeooo:rsid="0017e8ed" officeooo:paragraph-rsid="0017e8ed"/>
    </style:style>
    <style:style style:name="P9" style:family="paragraph" style:parent-style-name="Heading_20_1">
      <style:text-properties officeooo:rsid="0017e8ed" officeooo:paragraph-rsid="0017e8ed"/>
    </style:style>
    <style:style style:name="P10" style:family="paragraph" style:parent-style-name="Heading_20_1" style:list-style-nam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rsid="0017e8ed" officeooo:paragraph-rsid="0017e8ed"/>
    </style:style>
    <style:style style:name="P13" style:family="paragraph" style:parent-style-name="Heading_20_2">
      <style:text-properties officeooo:rsid="00218bf5" officeooo:paragraph-rsid="00218bf5"/>
    </style:style>
    <style:style style:name="P14" style:family="paragraph" style:parent-style-name="Text_20_body" style:list-style-name="L1">
      <style:text-properties officeooo:rsid="0017e8ed" officeooo:paragraph-rsid="0017e8ed"/>
    </style:style>
    <style:style style:name="P15" style:family="paragraph" style:parent-style-name="Text_20_body">
      <style:text-properties officeooo:rsid="001cca03" officeooo:paragraph-rsid="001e0790"/>
    </style:style>
    <style:style style:name="P16" style:family="paragraph" style:parent-style-name="Text_20_body">
      <style:text-properties officeooo:rsid="00213f11" officeooo:paragraph-rsid="00213f11"/>
    </style:style>
    <style:style style:name="P17" style:family="paragraph" style:parent-style-name="Text_20_body">
      <style:text-properties officeooo:rsid="002186bd" officeooo:paragraph-rsid="002186bd"/>
    </style:style>
    <style:style style:name="P18" style:family="paragraph" style:parent-style-name="Text_20_body">
      <style:text-properties officeooo:rsid="00218bf5" officeooo:paragraph-rsid="00218bf5"/>
    </style:style>
    <style:style style:name="T1" style:family="text">
      <style:text-properties officeooo:rsid="0019cea5"/>
    </style:style>
    <style:style style:name="T2" style:family="text">
      <style:text-properties officeooo:rsid="001b6d30"/>
    </style:style>
    <style:style style:name="T3" style:family="text">
      <style:text-properties officeooo:rsid="001cca03"/>
    </style:style>
    <style:style style:name="T4" style:family="text">
      <style:text-properties officeooo:rsid="001e67e9"/>
    </style:style>
    <style:style style:name="T5" style:family="text">
      <style:text-properties officeooo:rsid="00213f11"/>
    </style:style>
    <style:style style:name="T6" style:family="text">
      <style:text-properties officeooo:rsid="00218bf5"/>
    </style:style>
    <style:style style:name="T7" style:family="text">
      <style:text-properties officeooo:rsid="002412a5"/>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ame Design Document</text:p>
      <text:p text:style-name="Standard"/>
      <text:h text:style-name="P12" text:outline-level="1">Objetivos do Projeto</text:h>
      <text:list xml:id="list8369860530459055979" text:style-name="L1">
        <text:list-item>
          <text:p text:style-name="P14">Criar um jogo que concentre o melhor das mecânicas dos jogos de Sonic;</text:p>
        </text:list-item>
        <text:list-item>
          <text:p text:style-name="P14">Recontar a estória do Sonic como uma trama interespacial, <text:span text:style-name="T1">aproveitando ao máximo os elementos dados no material canônico</text:span>;</text:p>
        </text:list-item>
        <text:list-item>
          <text:p text:style-name="P14">Presentear meus filhos;</text:p>
        </text:list-item>
      </text:list>
      <text:h text:style-name="P9" text:outline-level="1">Estória</text:h>
      <text:p text:style-name="P1">Sonic é um ouriço, filho da <text:span text:style-name="T1">R</text:span>ainha <text:span text:style-name="T1">Aleena </text:span>em um planeta distante. <text:span text:style-name="T1">Lá ele pertence ao grupo chamado de Lutadores da Liberdade – Freedom Fighters – que é composto por Sally Accorn, Bunnie Rabbot e Rotor.</text:span></text:p>
      <text:p text:style-name="P3">Os Lutadores existem como uma força avançada do Reino de Möbius e de Mobotropolis, <text:span text:style-name="T2">para tempos de guerra e dificuldades. Isso foi motivado pela profecia do Oráculo, que previu (com décadas de antecedência) tempos difíceis para os dois reinos, e que teriam de se unir em prol de continuar existindo.</text:span></text:p>
      <text:p text:style-name="P6">Eles então partem para uma jornada de treinamento e auto conhecimento, para poder enfrentar o perigo que se desenha.</text:p>
      <text:p text:style-name="P4">Enquanto isso, <text:span text:style-name="T3">planeta Terra, no Sistema Solar, o Dr Gerald Robotnik começa seus trabalhos para o projeto que o governo solicita, para buscar a imortalidade. Ele prontamente aceita, motivado pela doença de sua neta, Maria Robotnik, desejando curá-la. </text:span></text:p>
      <text:p text:style-name="P15">Nomeado de Projeto Sombra (Shadow Project), o caminho que Gerald pretende traçar é a construção de formas de vida mais evoluídas e a partir disso promover melhorias sobre a raça humana. Muito dinheiro foi investido e vários equipamentos foram construídos ou dedicados para o uso da equipe do Dr. Gerald. São dignos de nota a Colônia ARK que é um satélite estacionário ao redor da Terra que servia de base para os experimentos.</text:p>
      <text:p text:style-name="P7">10 anos se passam e os Lutadores da Liberdade ainda não encontraram o grande mal que o Oráculo anunciou. Porém, em seus treinamentos, Sonic despertou uma super velocidade, que o faz destacar-se dos demais. Com um bom coração, mas muito imaturo, Sonic ganha em atributos físicos, mas Sally se destaca como estrategista do grupo. Um garoto novo foi incorporado ao treinamento, encontrado em uma <text:span text:style-name="T4">cidade que foi arrasada. Esse garoto (Miles Prower) tem o apelido de Tails por conta de uma má-formação que o acometeu, deixando-o com duas caudas.</text:span></text:p>
      <text:p text:style-name="P5"/>
      <text:p text:style-name="P15">Em um momento, o pesquisador começa a sentir-se como Deus, e isso incomoda o governo que tinha o contratado. Ao saberem que formas de vida tinham sido criadas e algumas outras tinham sido mortas no processo, o exército entra em cena para prender o Dr. Gerald e fechar o projeto. </text:p>
      <text:p text:style-name="P7">Dr. Gerald e sua equipe mais próxima procurou resistir. </text:p>
      <text:h text:style-name="P9" text:outline-level="1"><text:soft-page-break/>Personagens</text:h>
      <text:h text:style-name="Heading_20_2" text:outline-level="2">Sonic</text:h>
      <text:p text:style-name="P1">Um ouriço azul que vai descobrindo seus poderes ao longo do jogo.</text:p>
      <text:h text:style-name="Heading_20_2" text:outline-level="2">Rainha Aleena</text:h>
      <text:p text:style-name="P2">Governadora de Möbius</text:p>
      <text:h text:style-name="Heading_20_2" text:outline-level="2">Princesa Sally Accorn</text:h>
      <text:p text:style-name="P7"/>
      <text:h text:style-name="P10" text:outline-level="1"/>
      <text:h text:style-name="P11" text:outline-level="1">Inimigos</text:h>
      <text:p text:style-name="Text_20_body"/>
      <text:h text:style-name="P10" text:outline-level="1"/>
      <text:h text:style-name="P11" text:outline-level="1">Estágios <text:span text:style-name="T5">e Aventuras</text:span></text:h>
      <text:p text:style-name="P16">Serão por padrão 3 estágios para cada aventura, por onde a estória será contada evolutivamente.</text:p>
      <text:p text:style-name="P17"><text:span text:style-name="T6">O</text:span>s reinos do planeta <text:span text:style-name="T6">Möbius são mostrados em algumas fases, </text:span></text:p>
      <text:h text:style-name="P13" text:outline-level="2">MöbiusLand</text:h>
      <text:h text:style-name="Heading_20_3" text:outline-level="3">Ato 1</text:h>
      <text:p text:style-name="P18">Sonic percorre o estágio destruindo os robôs que estão destruindo áreas próximas a <text:span text:style-name="T7">floresta de </text:span>MöbiusLand. O estágio tem o objetivo de iniciar o jogador nas dinâmicas do jogo. A movimentação e o pulo de ataque é apresentado e o estágio termina com a captura da primeira caixa de 10 anéis e a percepção da força do caos. </text:p>
      <text:h text:style-name="Heading_20_3" text:outline-level="3">Ato 2</text:h>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42M11S</meta:editing-duration>
    <meta:editing-cycles>6</meta:editing-cycles>
    <meta:generator>LibreOffice/5.1.0.3$Windows_x86 LibreOffice_project/5e3e00a007d9b3b6efb6797a8b8e57b51ab1f737</meta:generator>
    <dc:date>2016-03-14T16:13:12.185000000</dc:date>
    <meta:document-statistic meta:table-count="0" meta:image-count="0" meta:object-count="0" meta:page-count="5" meta:paragraph-count="28" meta:word-count="520" meta:character-count="3090" meta:non-whitespace-character-count="2594"/>
    <meta:user-defined meta:name="Info 1"/>
    <meta:user-defined meta:name="Info 2"/>
    <meta:user-defined meta:name="Info 3"/>
    <meta:user-defined meta:name="Info 4"/>
  </office:meta>
</office:document-meta>
</file>